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Index_20_Heading" style:master-page-name="First_20_Page">
      <style:paragraph-properties style:page-number="1" fo:break-before="auto" fo:break-after="auto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8pt" officeooo:rsid="000adc82" officeooo:paragraph-rsid="0002b42e" style:font-size-asian="18pt" style:font-size-complex="18pt"/>
    </style:style>
    <style:style style:name="P3" style:family="paragraph" style:parent-style-name="Standard">
      <style:paragraph-properties fo:line-height="150%" fo:text-align="end" style:justify-single-word="false"/>
      <style:text-properties style:font-name="Times New Roman" fo:font-size="18pt" officeooo:rsid="000adc82" officeooo:paragraph-rsid="0002b42e" style:font-size-asian="18pt" style:font-size-complex="18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8pt" officeooo:rsid="000adc82" officeooo:paragraph-rsid="0002b42e" style:font-size-asian="18pt" style:font-size-complex="18pt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02b42e"/>
    </style:style>
    <style:style style:name="P6" style:family="paragraph" style:parent-style-name="body" style:master-page-name="">
      <style:paragraph-properties style:page-number="auto" fo:break-before="auto" fo:break-after="auto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font-size="12pt"/>
    </style:style>
    <style:style style:name="P10" style:family="paragraph">
      <style:paragraph-properties fo:line-height="150%" fo:text-align="end"/>
      <style:text-properties style:font-name="Times New Roman" fo:font-size="18pt" style:font-size-asian="18pt" style:font-name-complex="Times New Roman" style:font-size-complex="18pt"/>
    </style:style>
    <style:style style:name="P11" style:family="paragraph">
      <loext:graphic-properties draw:fill="none" draw:fill-color="#ffffff"/>
    </style:style>
    <style:style style:name="P12" style:family="paragraph">
      <style:paragraph-properties fo:line-height="150%"/>
      <style:text-properties style:font-name="Times New Roman" fo:font-size="18pt" style:font-size-asian="18pt" style:font-name-complex="Times New Roman" style:font-size-complex="18pt"/>
    </style:style>
    <style:style style:name="P13" style:family="paragraph">
      <loext:graphic-properties draw:fill="none" draw:fill-color="#ffffff"/>
      <style:paragraph-properties fo:line-height="150%"/>
      <style:text-properties style:font-name="Times New Roman" fo:font-size="18pt" style:font-size-asian="18pt" style:font-name-complex="Times New Roman" style:font-size-complex="18pt"/>
    </style:style>
    <style:style style:name="T1" style:family="text">
      <style:text-properties style:font-name="Times New Roman1"/>
    </style:style>
    <style:style style:name="T2" style:family="text">
      <style:text-properties style:font-name="Times New Roman" fo:font-size="18pt" officeooo:rsid="000b11f5" style:font-size-asian="18pt" style:font-size-complex="18pt"/>
    </style:style>
    <style:style style:name="T3" style:family="text">
      <style:text-properties style:font-name="Times New Roman" fo:font-size="18pt" officeooo:rsid="00054513" style:font-size-asian="18pt" style:font-size-complex="18pt"/>
    </style:style>
    <style:style style:name="T4" style:family="text">
      <style:text-properties style:font-name="Times New Roman" fo:font-size="18pt" style:font-size-asian="18pt" style:font-name-complex="Times New Roman" style:font-size-complex="18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2.50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T<text:span text:style-name="T1">À</text:span> DEGLI STUDI DI MODENA E REGGIO EMILIA</text:p>
      <text:p text:style-name="P2">Dipartimento di Scienze Fisiche, Informatiche e Matematiche</text:p>
      <text:p text:style-name="P2"><draw:line text:anchor-type="paragraph" draw:z-index="0" draw:name="Forma1" draw:style-name="gr1" draw:text-style-name="P8" svg:x1="-0.404cm" svg:y1="0.06cm" svg:x2="17.059cm" svg:y2="0.007cm"><text:p/></draw:line></text:p>
      <text:p text:style-name="P2">CORSO DI LAUREA IN INFORMATICA</text:p>
      <text:p text:style-name="head">Titolo Provvisorio</text:p>
      <text:p text:style-name="P3"/>
      <text:p text:style-name="P4"><draw:frame text:anchor-type="paragraph" draw:z-index="2" draw:name="Forma3" draw:style-name="gr3" draw:text-style-name="P11" svg:width="3.89cm" svg:height="2.193cm" svg:x="13.397cm" svg:y="-0.173cm"><draw:text-box><text:p text:style-name="P10"><text:span text:style-name="T4">Laureando:</text:span></text:p><text:p text:style-name="P10"><text:span text:style-name="T4">Paolo Crotti</text:span></text:p></draw:text-box></draw:frame><draw:frame text:anchor-type="paragraph" draw:z-index="3" draw:name="Forma4" draw:style-name="gr4" draw:text-style-name="P13" svg:width="6.933cm" svg:height="2.505cm" svg:x="-0.282cm" svg:y="-0.026cm"><draw:text-box><text:p text:style-name="P12"><text:span text:style-name="T4">Relatore:</text:span></text:p><text:p text:style-name="P12"><text:span text:style-name="T4">Dott. Mauro Andreolini</text:span></text:p></draw:text-box></draw:frame><text:tab/><text:tab/></text:p>
      <text:p text:style-name="P4"><text:tab/><text:tab/><text:tab/><text:tab/><text:tab/><text:tab/><text:tab/></text:p>
      <text:p text:style-name="P2"><draw:line text:anchor-type="paragraph" draw:z-index="1" draw:name="Forma2" draw:style-name="gr2" draw:text-style-name="P9" svg:x1="-0.325cm" svg:y1="0.512cm" svg:x2="17.113cm" svg:y2="0.43cm"><text:p/></draw:line></text:p>
      <text:p text:style-name="P5"><text:span text:style-name="T2">Anno Accademico 2017/201</text:span><text:span text:style-name="T3">8</text:span></text:p>
      <text:alphabetical-index text:style-name="Sect1" text:protected="true" text:name="Indice alfabetico1">
        <text:alphabetical-index-source text:main-entry-style-name="Main_20_index_20_entry" text:sort-algorithm="alphanumeric" fo:language="it" fo:country="IT">
          <text:index-title-template text:style-name="Index_20_Heading">Indice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Indice alfabetico1_Head">
            <text:p text:style-name="P1">Indice</text:p>
          </text:index-title>
        </text:index-body>
      </text:alphabetical-index>
      <text:p text:style-name="body"/>
      <text:p text:style-name="P6"/>
      <text:p text:style-name="body"/>
      <text:p text:style-name="body"/>
      <text:p text:style-name="body"/>
      <text:p text:style-name="body"/>
      <text:p text:style-name="body"/>
      <text:p text:style-name="body"/>
      <text:p text:style-name="body"/>
      <text:p text:style-name="body"/>
      <text:p text:style-name="body"/>
      <text:p text:style-name="body"/>
      <text:p text:style-name="body"/>
      <text:p text:style-name="body"><text:soft-page-break/></text:p>
      <text:p text:style-name="body"/>
      <text:p text:style-name="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padding-left="1.799cm" fo:padding-right="1.799cm" fo:padding-top="2.799cm" fo:padding-bottom="3.6cm" fo:border="none"/>
      <style:text-properties style:font-name="Times New Roman" fo:font-family="'Times New Roman'" style:font-family-generic="roman" style:font-pitch="variable" fo:font-size="22pt" fo:font-weight="bold" officeooo:rsid="000adc82" style:font-size-asian="22pt" style:font-weight-asian="bold" style:font-size-complex="2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ody" style:family="paragraph" style:parent-style-name="Standard">
      <style:paragraph-properties fo:line-height="150%" fo:text-align="start" style:justify-single-word="false" fo:padding-left="3.799cm" fo:padding-right="3.2cm" fo:padding-top="2.401cm" fo:padding-bottom="3.2cm" fo:border="none" text:number-lines="true" text:line-number="1"/>
      <style:text-properties style:font-name="Times New Roman" fo:font-family="'Times New Roman'" style:font-family-generic="roman" style:font-pitch="variable" fo:font-size="18pt" officeooo:rsid="000b11f5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.6cm" fo:margin-bottom="3.6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01cm" fo:margin-bottom="3.2cm" fo:margin-left="3.799cm" fo:margin-right="3.2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2-20T19:35:48.495000000</dc:date>
    <meta:editing-duration>PT22M50S</meta:editing-duration>
    <meta:editing-cycles>2</meta:editing-cycles>
    <meta:document-statistic meta:table-count="0" meta:image-count="0" meta:object-count="0" meta:page-count="4" meta:paragraph-count="9" meta:word-count="27" meta:character-count="196" meta:non-whitespace-character-count="167"/>
  </office:meta>
</office:document-meta>
</file>